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eb23" officeooo:paragraph-rsid="001ee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for 7.99 (w/ i2c) 4- rows</text:p>
      <text:p text:style-name="P1"/>
      <text:p text:style-name="P1">2 for 8.09 (w/ i2c) 2-rows eac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0T09:26:35.525000000</meta:creation-date>
    <dc:title>Default</dc:title>
    <meta:editing-cycles>3</meta:editing-cycles>
    <meta:generator>LibreOffice/6.4.6.2$Windows_X86_64 LibreOffice_project/0ce51a4fd21bff07a5c061082cc82c5ed232f115</meta:generator>
    <meta:editing-duration>PT14M19S</meta:editing-duration>
    <dc:date>2020-11-10T09:51:05.954000000</dc:date>
    <meta:document-statistic meta:table-count="0" meta:image-count="0" meta:object-count="0" meta:page-count="1" meta:paragraph-count="2" meta:word-count="14" meta:character-count="58" meta:non-whitespace-character-count="46"/>
    <meta:template xlink:type="simple" xlink:actuate="onRequest" xlink:title="Default" xlink:href="file:///C:/Program%20Files/LibreOffice/share/template/common/styles/Default.ott" meta:date="2020-11-10T09:26:34.832000000"/>
  </office:meta>
</office:document-meta>
</file>